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ui Cheng</text:p>
      <text:p text:style-name="P4"><text:span text:style-name="T1">Phone</text:span>: 0421 347 129</text:p>
      <text:p text:style-name="P1"><text:span text:style-name="T4">Email</text:span><text:span text:style-name="T3">: </text:span><text:a xlink:type="simple" xlink:href="mailto:ktei2008@gmail.com"><text:span text:style-name="T3">ktei2008@gmail.com</text:span></text:a></text:p>
      <text:p text:style-name="P5">Address<text:span text:style-name="T2">: 6/8 Cottonwood CR, Macquarie Park, Sydney, 2113</text:span></text:p>
      <text:p text:style-name="P2"><text:span text:style-name="T2"/></text:p>
      <text:p text:style-name="P7">Objectiv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Cheng</meta:initial-creator>
    <meta:creation-date>2013-10-01T19:49:44.88</meta:creation-date>
    <meta:document-statistic meta:table-count="0" meta:image-count="0" meta:object-count="0" meta:page-count="1" meta:paragraph-count="5" meta:word-count="17" meta:character-count="118"/>
    <dc:date>2013-10-01T19:55:49.15</dc:date>
    <dc:creator>Rui Cheng</dc:creator>
    <meta:editing-duration>PT6M4S</meta:editing-duration>
    <meta:editing-cycles>1</meta:editing-cycles>
    <meta:generator>OpenOffice/4.0.1$Win32 OpenOffice.org_project/401m5$Build-9714</meta:generator>
  </office:meta>
</office:document-meta>
</file>